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9c1e6" officeooo:paragraph-rsid="0019c1e6"/>
    </style:style>
    <style:style style:name="P2" style:family="paragraph" style:parent-style-name="Standard">
      <style:text-properties style:font-name="Liberation Serif" officeooo:rsid="0019c1e6" officeooo:paragraph-rsid="0019c1e6"/>
    </style:style>
    <style:style style:name="P3" style:family="paragraph" style:parent-style-name="Text_20_body">
      <style:text-properties style:font-name="Liberation Serif" officeooo:rsid="0019c1e6" officeooo:paragraph-rsid="0019c1e6"/>
    </style:style>
    <style:style style:name="P4" style:family="paragraph" style:parent-style-name="Text_20_body" style:list-style-name="L2">
      <style:text-properties officeooo:paragraph-rsid="0019c1e6"/>
    </style:style>
    <style:style style:name="P5" style:family="paragraph" style:parent-style-name="Text_20_body" style:list-style-name="L3">
      <style:text-properties fo:font-variant="normal" fo:text-transform="none" fo:color="#374151" loext:opacity="100%" style:font-name="S hne" fo:font-size="12pt" fo:letter-spacing="normal" fo:font-style="normal" fo:font-weight="normal" officeooo:paragraph-rsid="001a05ba"/>
    </style:style>
    <style:style style:name="P6" style:family="paragraph" style:parent-style-name="Text_20_body">
      <style:text-properties fo:font-variant="normal" fo:text-transform="none" fo:color="#000000" loext:opacity="100%" style:font-name="Liberation Serif" fo:font-size="12pt" fo:letter-spacing="normal" fo:font-style="normal" fo:font-weight="normal" officeooo:paragraph-rsid="0019c1e6"/>
    </style:style>
    <style:style style:name="P7" style:family="paragraph" style:parent-style-name="Text_20_body" style:list-style-name="L3">
      <style:text-properties officeooo:paragraph-rsid="0019c1e6"/>
    </style:style>
    <style:style style:name="P8" style:family="paragraph" style:parent-style-name="Text_20_body" style:list-style-name="L5">
      <style:text-properties officeooo:paragraph-rsid="001a05ba"/>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 fo:font-weight="bold" style:font-weight-asian="bold" style:font-weight-complex="bold"/>
    </style:style>
    <style:style style:name="T4" style:family="text">
      <style:text-properties style:font-name="Liberation Serif" fo:font-weight="bold" officeooo:rsid="0019c1e6" style:font-weight-asian="bold" style:font-weight-complex="bold"/>
    </style:style>
    <style:style style:name="T5" style:family="text">
      <style:text-properties style:font-name="Liberation Serif" officeooo:rsid="0019c1e6"/>
    </style:style>
    <style:style style:name="T6" style:family="text">
      <style:text-properties fo:font-variant="normal" fo:text-transform="none" fo:color="#000000" loext:opacity="100%" style:font-name="Liberation Serif" fo:font-size="12pt" fo:letter-spacing="normal" fo:font-style="normal" fo:font-weight="normal" officeooo:rsid="0019c1e6"/>
    </style:style>
    <style:style style:name="T7" style:family="text">
      <style:text-properties fo:font-variant="normal" fo:text-transform="none" fo:color="#000000" loext:opacity="100%" style:font-name="Liberation Serif" fo:font-size="12pt" fo:letter-spacing="normal" fo:font-style="normal" fo:font-weight="normal" officeooo:rsid="0019c1e6" style:font-weight-asian="normal" style:font-weight-complex="normal"/>
    </style:style>
    <style:style style:name="T8" style:family="text">
      <style:text-properties fo:font-variant="normal" fo:text-transform="none" fo:color="#000000" loext:opacity="100%" style:font-name="Liberation Serif" fo:font-size="12pt" fo:letter-spacing="normal" fo:font-style="normal" officeooo:rsid="0019c1e6"/>
    </style:style>
    <style:style style:name="T9" style:family="text">
      <style:text-properties fo:font-variant="normal" fo:text-transform="none" fo:color="#000000" loext:opacity="100%" style:font-name="Liberation Serif" fo:font-size="12pt" fo:letter-spacing="normal" fo:font-style="normal" fo:font-weight="bold" officeooo:rsid="0019c1e6" style:font-weight-asian="bold" style:font-weight-complex="bold"/>
    </style:style>
    <style:style style:name="T10" style:family="text">
      <style:text-properties fo:font-variant="normal" fo:text-transform="none" fo:color="#000000" loext:opacity="100%" style:font-name="Inter" fo:font-size="10.5pt" fo:letter-spacing="normal" fo:font-style="normal" fo:font-weight="normal" officeooo:rsid="0019c1e6"/>
    </style:style>
    <style:style style:name="T11" style:family="text">
      <style:text-properties fo:font-variant="normal" fo:text-transform="none" fo:color="#000000" loext:opacity="100%" style:font-name="Inter" fo:font-size="10.5pt" fo:letter-spacing="normal" fo:font-style="normal" fo:font-weight="normal" officeooo:rsid="001a05ba"/>
    </style:style>
    <style:style style:name="T12" style:family="text">
      <style:text-properties fo:color="#000000" loext:opacity="100%" style:font-name="Liberation Serif" officeooo:rsid="0019c1e6"/>
    </style:style>
    <style:style style:name="T13" style:family="text">
      <style:text-properties fo:color="#000000" loext:opacity="100%" style:font-name="Liberation Serif" fo:font-size="12pt" fo:font-style="normal" fo:font-weight="normal" officeooo:rsid="0019c1e6"/>
    </style:style>
    <style:style style:name="T14" style:family="text">
      <style:text-properties fo:color="#000000" loext:opacity="100%" style:font-name="Inter" fo:font-size="10.5pt" fo:font-style="normal" fo:font-weight="normal" officeooo:rsid="0019c1e6"/>
    </style:style>
    <style:style style:name="T15" style:family="text">
      <style:text-properties fo:color="#000000" loext:opacity="100%" style:font-name="Inter" fo:font-size="10.5pt" fo:font-style="normal" fo:font-weight="normal" officeooo:rsid="001a05ba"/>
    </style:style>
    <style:style style:name="T16" style:family="text">
      <style:text-properties fo:font-weight="normal" style:font-weight-asian="normal" style:font-weight-complex="normal"/>
    </style:style>
    <style:style style:name="T17" style:family="text">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Feature Selection Techniques in Machine Learning</text:span></text:p>
      <text:p text:style-name="P1"/>
      <text:p text:style-name="P3">We all may have faced the problem of identifying the important features from a set of given data and removing the irrelevant or less important features which do not contribute much to our decision making in order to achieve better accuracy for our model.</text:p>
      <text:p text:style-name="Text_20_body"><text:span text:style-name="T2">In machine learning and statistics, feature selection, also known as </text:span><text:span text:style-name="Strong_20_Emphasis"><text:span text:style-name="T2">variable selection</text:span></text:span><text:span text:style-name="T2">, </text:span><text:span text:style-name="T4">at</text:span><text:span text:style-name="Strong_20_Emphasis"><text:span text:style-name="T3">tribute</text:span></text:span><text:span text:style-name="Strong_20_Emphasis"><text:span text:style-name="T2"> selection </text:span></text:span><text:span text:style-name="T2">or </text:span><text:span text:style-name="Strong_20_Emphasis"><text:span text:style-name="T2">variable subset selection</text:span></text:span><text:span text:style-name="T2">, is the process of reducing the number of input variables when developing a predictive model. Feature selection techniques are used for several reasons:</text:span></text:p>
      <text:list xml:id="list1348935188" text:style-name="L2">
        <text:list-item>
          <text:p text:style-name="P4"><text:span text:style-name="T5">It reduces model complexity by dropping some irrelevant features.</text:span></text:p>
        </text:list-item>
        <text:list-item>
          <text:p text:style-name="P4">Helps ML algorithm to train a model faster.</text:p>
        </text:list-item>
        <text:list-item>
          <text:p text:style-name="P4">Redcution of dimensionality helps in avoid overfitting.</text:p>
        </text:list-item>
      </text:list>
      <text:p text:style-name="P6">Here are some key techniques you should know:</text:p>
      <text:list xml:id="list2493598416" text:style-name="L3">
        <text:list-item>
          <text:p text:style-name="P7"><text:span text:style-name="T6">Univariate Feature Selection: This technique evaluates each feature individually and selects the features based on statistical tests. </text:span>Statistical tests used to select those features that have the strongest relationship with the output variable.<text:span text:style-name="T6">It considers the relationship between each feature and the target variable to determine their relevance.</text:span></text:p>
        </text:list-item>
        <text:list-item>
          <text:p text:style-name="P7"><text:span text:style-name="Strong_20_Emphasis"><text:span text:style-name="T7">Forward Selection</text:span></text:span><text:span text:style-name="T7">: </text:span><text:span text:style-name="T6">Forward selection is an iterative method in which we start with having no feature in the model. In each iteration, we keep adding the feature which best improves our model till an addition of a new variable does not improve the performance of the model.</text:span></text:p>
        </text:list-item>
        <text:list-item text:style-override="L5">
          <text:p text:style-name="P8"><text:span text:style-name="Strong_20_Emphasis"><text:span text:style-name="T16">Backward Elimination</text:span></text:span><text:span text:style-name="T16">:</text:span> In backward elimination, we start with all the features and removes the least significant feature at each iteration which improves the performance of the model. We repeat this until no improvement is observed on removal of features.</text:p>
        </text:list-item>
        <text:list-item text:style-override="L5">
          <text:p text:style-name="P8"><text:span text:style-name="T6">Recursive Feature Elimination (RFE): </text:span><text:span text:style-name="T10">It is a greedy optimization algorithm which aims to find the best performing feature subset. </text:span><text:span text:style-name="T11">It</text:span><text:span text:style-name="T6"> is an iterative approach that starts with all features and recursively eliminates the least important ones based on model performance. By iteratively removing features, RFE helps identify the most informative subset of features.</text:span></text:p>
        </text:list-item>
        <text:list-item>
          <text:p text:style-name="P5"><text:span text:style-name="T12">L1 Regularization (Lasso): L1 regularization, commonly known as Lasso (Least Absolute Shrinkage and Selection Operator), is a technique used in machine learning to add a penalty term to the model's loss function. This penalty term encourages the model to select a sparse set of features by driving some feature weights to become exactly zero. This results in automatic feature selection, as features with zero weights are effectively eliminated from the model.</text:span></text:p>
        </text:list-item>
        <text:list-item>
          <text:p text:style-name="P5"><text:span text:style-name="T12">Correlation-based Feature Selection: Correlation-based methods measure the relationship between features and the target variable. Features with low correlation or mutual information with the target variable may be removed. Additionally, highly correlated features with each other may be pruned to avoid redundancy.</text:span></text:p>
        </text:list-item>
        <text:list-item>
          <text:p text:style-name="P5"><text:span text:style-name="T12">Principal Component Analysis (PCA): PCA is a dimensionality reduction technique that transforms the original features into a new set of uncorrelated variables called principal components. By selecting a subset of principal components that capture most of the variancein the data, you effectively reduce the feature space. However, note that PCA does not provide explicit feature names or interpretability.</text:span></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4T18:56:38.251545529</meta:creation-date>
    <dc:date>2023-07-14T19:20:18.499909715</dc:date>
    <meta:editing-duration>PT2M38S</meta:editing-duration>
    <meta:editing-cycles>1</meta:editing-cycles>
    <meta:document-statistic meta:table-count="0" meta:image-count="0" meta:object-count="0" meta:page-count="1" meta:paragraph-count="14" meta:word-count="489" meta:character-count="3231" meta:non-whitespace-character-count="2766"/>
    <meta:generator>LibreOffice/7.3.7.2$Linux_X86_64 LibreOffice_project/30$Build-2</meta:generator>
  </office:meta>
</office:document-meta>
</file>